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4000000E2505772474ED24047.png" manifest:media-type="image/png"/>
  <manifest:file-entry manifest:full-path="Pictures/10000201000002F3000001BABB06698EBF3C17A1.png" manifest:media-type="image/png"/>
  <manifest:file-entry manifest:full-path="Pictures/1000000000000148000000395391C2F00A1139C7.png" manifest:media-type="image/png"/>
  <manifest:file-entry manifest:full-path="Pictures/10000201000002F5000001BA03DAF8531BCD2FE2.png" manifest:media-type="image/png"/>
  <manifest:file-entry manifest:full-path="Pictures/10000201000002EC000000E3B7D2EB98F82EF08E.png" manifest:media-type="image/png"/>
  <manifest:file-entry manifest:full-path="Pictures/100002010000047B000001920E5971DA99EA2A04.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3440000013C82DD5264C1692E9D.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20000000020000000206284DE9C05FFED8F.png" manifest:media-type="image/png"/>
  <manifest:file-entry manifest:full-path="Pictures/1000020100000357000001C07D424BBCFAF53F42.png" manifest:media-type="image/png"/>
  <manifest:file-entry manifest:full-path="Pictures/1000020000000030000000306F43286E97B59990.png" manifest:media-type="image/png"/>
  <manifest:file-entry manifest:full-path="Pictures/100002010000021A000001860EDA1808B538DD52.png" manifest:media-type="image/png"/>
  <manifest:file-entry manifest:full-path="Pictures/100002000000002000000020A6BB2897B4B7679A.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officeooo:rsid="00503430"/>
    </style:style>
    <style:style style:name="P20" style:family="paragraph" style:parent-style-name="Table_20_Contents">
      <style:text-properties officeooo:rsid="012bfe73" officeooo:paragraph-rsid="012bfe73"/>
    </style:style>
    <style:style style:name="P21" style:family="paragraph" style:parent-style-name="Subtitle">
      <style:text-properties officeooo:paragraph-rsid="00503430"/>
    </style:style>
    <style:style style:name="P22" style:family="paragraph" style:parent-style-name="Title">
      <style:text-properties officeooo:paragraph-rsid="00fe1fac"/>
    </style:style>
    <style:style style:name="P23" style:family="paragraph" style:parent-style-name="Text_20_Note">
      <style:text-properties officeooo:paragraph-rsid="01195d83"/>
    </style:style>
    <style:style style:name="P24" style:family="paragraph" style:parent-style-name="Text_20_Note">
      <style:text-properties officeooo:rsid="011c0624" officeooo:paragraph-rsid="011c0624"/>
    </style:style>
    <style:style style:name="P25" style:family="paragraph" style:parent-style-name="Text_20_Note">
      <style:text-properties officeooo:rsid="011dfe57" officeooo:paragraph-rsid="011dfe57"/>
    </style:style>
    <style:style style:name="P26" style:family="paragraph" style:parent-style-name="Figure">
      <style:text-properties officeooo:paragraph-rsid="00fe1fac"/>
    </style:style>
    <style:style style:name="P27" style:family="paragraph" style:parent-style-name="Figure">
      <style:text-properties officeooo:paragraph-rsid="010bdbb4"/>
    </style:style>
    <style:style style:name="P28" style:family="paragraph" style:parent-style-name="Figure">
      <style:text-properties officeooo:paragraph-rsid="012a6468"/>
    </style:style>
    <style:style style:name="P29" style:family="paragraph" style:parent-style-name="Text_20_body_20_indent">
      <style:text-properties officeooo:paragraph-rsid="0103f2ba"/>
    </style:style>
    <style:style style:name="P30" style:family="paragraph" style:parent-style-name="Text_20_body_20_indent">
      <style:text-properties officeooo:paragraph-rsid="01047350"/>
    </style:style>
    <style:style style:name="P31" style:family="paragraph" style:parent-style-name="Text_20_body_20_indent">
      <style:text-properties officeooo:paragraph-rsid="01065abd"/>
    </style:style>
    <style:style style:name="P32" style:family="paragraph" style:parent-style-name="Text_20_Body_20_List_20_Intro">
      <style:text-properties officeooo:paragraph-rsid="010828d6"/>
    </style:style>
    <style:style style:name="P33" style:family="paragraph" style:parent-style-name="Text_20_Body_20_List_20_Intro">
      <style:text-properties officeooo:paragraph-rsid="01125bb5"/>
    </style:style>
    <style:style style:name="P34" style:family="paragraph" style:parent-style-name="Text_20_Note">
      <style:paragraph-properties fo:margin-left="0.3937in" fo:margin-right="0.3543in" fo:text-indent="0in" style:auto-text-indent="false"/>
      <style:text-properties officeooo:paragraph-rsid="00fe1fac"/>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2929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Guide_20_Name">
      <style:text-properties fo:language="en" fo:country="US" officeooo:rsid="01325f9d" officeooo:paragraph-rsid="01325f9d"/>
    </style:style>
    <style:style style:name="P39" style:family="paragraph" style:parent-style-name="Guide_20_Name" style:master-page-name="First_20_Page">
      <style:paragraph-properties style:page-number="auto" fo:break-before="page"/>
      <style:text-properties fo:language="en" fo:country="U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3">
      <style:paragraph-properties>
        <style:tab-stops>
          <style:tab-stop style:position="6.2929in" style:type="right" style:leader-style="dotted" style:leader-text="."/>
        </style:tab-stops>
      </style:paragraph-properties>
    </style:style>
    <style:style style:name="P43" style:family="paragraph" style:parent-style-name="Heading_20_1">
      <style:text-properties officeooo:paragraph-rsid="00fe1fac"/>
    </style:style>
    <style:style style:name="P44" style:family="paragraph" style:parent-style-name="Heading_20_1" style:master-page-name="Front_20_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e75de9"/>
    </style:style>
    <style:style style:name="P46" style:family="paragraph" style:parent-style-name="Heading_20_2">
      <style:text-properties officeooo:paragraph-rsid="00503430"/>
    </style:style>
    <style:style style:name="P47" style:family="paragraph" style:parent-style-name="Heading_20_2">
      <style:text-properties officeooo:paragraph-rsid="00fe1fac"/>
    </style:style>
    <style:style style:name="P48" style:family="paragraph" style:parent-style-name="Heading_20_2">
      <style:text-properties officeooo:paragraph-rsid="011704d9"/>
    </style:style>
    <style:style style:name="P49" style:family="paragraph" style:parent-style-name="Heading_20_3">
      <style:text-properties fo:language="en" fo:country="US"/>
    </style:style>
    <style:style style:name="P50" style:family="paragraph" style:parent-style-name="Heading_20_Note">
      <style:text-properties officeooo:paragraph-rsid="01195d83"/>
    </style:style>
    <style:style style:name="P51" style:family="paragraph" style:parent-style-name="Heading_20_Tip">
      <style:text-properties officeooo:paragraph-rsid="00fe1fac"/>
    </style:style>
    <style:style style:name="P52" style:family="paragraph" style:parent-style-name="List_20_1">
      <style:text-properties officeooo:paragraph-rsid="00fe1fac"/>
    </style:style>
    <style:style style:name="P53" style:family="paragraph" style:parent-style-name="List_20_1" style:list-style-name="List_20_1">
      <style:text-properties officeooo:paragraph-rsid="010cfaef"/>
    </style:style>
    <style:style style:name="P54" style:family="paragraph" style:parent-style-name="List_20_1" style:list-style-name="List_20_1">
      <style:text-properties officeooo:rsid="0126e01a" officeooo:paragraph-rsid="0126e01a"/>
    </style:style>
    <style:style style:name="P55" style:family="paragraph" style:parent-style-name="Numbering_20_1" style:master-page-name="">
      <style:paragraph-properties fo:margin-top="0in" fo:margin-bottom="0.1181in"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officeooo:rsid="00503430"/>
    </style:style>
    <style:style style:name="T7" style:family="text">
      <style:text-properties style:font-name="Liberation Sans2" fo:font-size="11pt" fo:language="en" fo:country="US"/>
    </style:style>
    <style:style style:name="T8" style:family="text">
      <style:text-properties style:font-name="Liberation Sans2" fo:font-size="11pt" fo:font-style="italic" officeooo:rsid="00503430" style:font-size-asian="10.5pt" style:font-style-asian="italic" style:font-style-complex="italic"/>
    </style:style>
    <style:style style:name="T9" style:family="text">
      <style:text-properties style:font-name="Liberation Sans2" fo:font-size="11pt" fo:font-style="italic" officeooo:rsid="01325f9d" style:font-size-asian="10.5pt" style:font-style-asian="italic" style:font-style-complex="italic"/>
    </style:style>
    <style:style style:name="T10" style:family="text">
      <style:text-properties officeooo:rsid="00e12655"/>
    </style:style>
    <style:style style:name="T11" style:family="text">
      <style:text-properties officeooo:rsid="00e75de9"/>
    </style:style>
    <style:style style:name="T12" style:family="text">
      <style:text-properties officeooo:rsid="000499d6"/>
    </style:style>
    <style:style style:name="T13" style:family="text">
      <style:text-properties officeooo:rsid="00067660"/>
    </style:style>
    <style:style style:name="T14" style:family="text">
      <style:text-properties officeooo:rsid="0009840a"/>
    </style:style>
    <style:style style:name="T15" style:family="text">
      <style:text-properties officeooo:rsid="0010c701"/>
    </style:style>
    <style:style style:name="T16" style:family="text">
      <style:text-properties officeooo:rsid="00145a2d"/>
    </style:style>
    <style:style style:name="T17" style:family="text">
      <style:text-properties officeooo:rsid="0014cd99"/>
    </style:style>
    <style:style style:name="T18" style:family="text">
      <style:text-properties officeooo:rsid="00e89d90"/>
    </style:style>
    <style:style style:name="T19" style:family="text">
      <style:text-properties officeooo:rsid="00ec6c80"/>
    </style:style>
    <style:style style:name="T20" style:family="text">
      <style:text-properties officeooo:rsid="00ec75b3"/>
    </style:style>
    <style:style style:name="T21" style:family="text">
      <style:text-properties officeooo:rsid="00f0e8d0"/>
    </style:style>
    <style:style style:name="T22" style:family="text">
      <style:text-properties officeooo:rsid="00f20d87"/>
    </style:style>
    <style:style style:name="T23" style:family="text">
      <style:text-properties officeooo:rsid="00f30598"/>
    </style:style>
    <style:style style:name="T24" style:family="text">
      <style:text-properties fo:font-size="11pt" fo:language="en" fo:country="US" style:letter-kerning="true"/>
    </style:style>
    <style:style style:name="T25" style:family="text">
      <style:text-properties officeooo:rsid="00f50561"/>
    </style:style>
    <style:style style:name="T26" style:family="text">
      <style:text-properties officeooo:rsid="00f6856c"/>
    </style:style>
    <style:style style:name="T27" style:family="text">
      <style:text-properties officeooo:rsid="00f6e45b"/>
    </style:style>
    <style:style style:name="T28" style:family="text">
      <style:text-properties officeooo:rsid="00fa6865"/>
    </style:style>
    <style:style style:name="T29" style:family="text">
      <style:text-properties officeooo:rsid="00fe7b9b"/>
    </style:style>
    <style:style style:name="T30" style:family="text">
      <style:text-properties officeooo:rsid="01024b25"/>
    </style:style>
    <style:style style:name="T31" style:family="text">
      <style:text-properties officeooo:rsid="0103f2ba"/>
    </style:style>
    <style:style style:name="T32" style:family="text">
      <style:text-properties officeooo:rsid="0103ff60"/>
    </style:style>
    <style:style style:name="T33" style:family="text">
      <style:text-properties officeooo:rsid="01047350"/>
    </style:style>
    <style:style style:name="T34" style:family="text">
      <style:text-properties officeooo:rsid="010671f1"/>
    </style:style>
    <style:style style:name="T35" style:family="text">
      <style:text-properties officeooo:rsid="0106b266"/>
    </style:style>
    <style:style style:name="T36" style:family="text">
      <style:text-properties officeooo:rsid="0109f4b0"/>
    </style:style>
    <style:style style:name="T37" style:family="text">
      <style:text-properties officeooo:rsid="010bdbb4"/>
    </style:style>
    <style:style style:name="T38" style:family="text">
      <style:text-properties officeooo:rsid="010cfaef"/>
    </style:style>
    <style:style style:name="T39" style:family="text">
      <style:text-properties officeooo:rsid="010d581f"/>
    </style:style>
    <style:style style:name="T40" style:family="text">
      <style:text-properties officeooo:rsid="010ef215"/>
    </style:style>
    <style:style style:name="T41" style:family="text">
      <style:text-properties officeooo:rsid="010f774c"/>
    </style:style>
    <style:style style:name="T42" style:family="text">
      <style:text-properties officeooo:rsid="0110a083"/>
    </style:style>
    <style:style style:name="T43" style:family="text">
      <style:text-properties officeooo:rsid="01125bb5"/>
    </style:style>
    <style:style style:name="T44" style:family="text">
      <style:text-properties officeooo:rsid="0112ca33"/>
    </style:style>
    <style:style style:name="T45" style:family="text">
      <style:text-properties officeooo:rsid="011343d4"/>
    </style:style>
    <style:style style:name="T46" style:family="text">
      <style:text-properties officeooo:rsid="01148f6d"/>
    </style:style>
    <style:style style:name="T47" style:family="text">
      <style:text-properties officeooo:rsid="01162386"/>
    </style:style>
    <style:style style:name="T48" style:family="text">
      <style:text-properties text:display="none"/>
    </style:style>
    <style:style style:name="T49" style:family="text">
      <style:text-properties officeooo:rsid="011704d9"/>
    </style:style>
    <style:style style:name="T50" style:family="text">
      <style:text-properties officeooo:rsid="01195d83"/>
    </style:style>
    <style:style style:name="T51" style:family="text">
      <style:text-properties officeooo:rsid="011c0624"/>
    </style:style>
    <style:style style:name="T52" style:family="text">
      <style:text-properties officeooo:rsid="011ca8d5"/>
    </style:style>
    <style:style style:name="T53" style:family="text">
      <style:text-properties officeooo:rsid="011caa70"/>
    </style:style>
    <style:style style:name="T54" style:family="text">
      <style:text-properties officeooo:rsid="011dfe57"/>
    </style:style>
    <style:style style:name="T55" style:family="text">
      <style:text-properties officeooo:rsid="01200997"/>
    </style:style>
    <style:style style:name="T56" style:family="text">
      <style:text-properties officeooo:rsid="01217167"/>
    </style:style>
    <style:style style:name="T57" style:family="text">
      <style:text-properties officeooo:rsid="0121b96e"/>
    </style:style>
    <style:style style:name="T58" style:family="text">
      <style:text-properties officeooo:rsid="012505a5"/>
    </style:style>
    <style:style style:name="T59" style:family="text">
      <style:text-properties officeooo:rsid="0126e01a"/>
    </style:style>
    <style:style style:name="T60" style:family="text">
      <style:text-properties officeooo:rsid="0129c1cf"/>
    </style:style>
    <style:style style:name="T61" style:family="text">
      <style:text-properties officeooo:rsid="012a2689"/>
    </style:style>
    <style:style style:name="T62" style:family="text">
      <style:text-properties officeooo:rsid="0130a699"/>
    </style:style>
    <style:style style:name="T63" style:family="text"/>
    <style:style style:name="fr1" style:family="graphic" style:parent-style-name="Frame">
      <style:graphic-properties style:wrap="none"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in, 0.0398in, 0in, 0.0398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0398in, 2.161in, 0.0398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3008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3346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1728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2.6311in, 0.1047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0398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38">Calc Guide</text:p>
      <text:p text:style-name="P22">Chapter <text:span text:style-name="T11">11 <text:line-break/>Sharing and Reviewing Spreadsheets</text:span></text:p>
      <text:p text:style-name="P21"/>
      <text:section text:style-name="Sect1" text:name="CG6211S1" text:condition="ooow:book eq 1" text:display="condition">
        <text:h text:style-name="P44"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6">the </text:span><text:span text:style-name="Emphasis"><text:span text:style-name="T8">L</text:span></text:span><text:span text:style-name="Emphasis"><text:span text:style-name="T9">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Jean Hollis Weber</text:p>
            </table:table-cell>
            <table:table-cell office:value-type="string">
              <text:p text:style-name="P20">Kees Kriek</text:p>
            </table:table-cell>
            <table:table-cell office:value-type="string">
              <text:p text:style-name="Table_20_Contents"/>
            </table:table-cell>
          </table:table-row>
        </table:table>
        <text:h text:style-name="P49" text:outline-level="3"><text:bookmark-start text:name="__RefHeading___Toc28529_3211575895"/>Pro <text:span text:style-name="T10">p</text:span>ředchozí <text:span text:style-name="T10">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04700496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36:07.847660486" text:fixed="true">December</text:date><text:s/><text:date style:data-style-name="N121" text:date-value="2019-12-27T06:36:10.639621932" text:fixed="true">2019</text:date>. Based on LibreOffice <text:user-defined style:data-style-name="N0" text:name="LibreOffive Version">6.2</text:user-defined>.</text:p>
        <text:h text:style-name="P46"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Nabídka <text:span text:style-name="Strong_20_Emphasis">Nástroje &gt; Možnosti</text:span></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e nastavení s možnostmi</text:p>
            </table:table-cell>
          </table:table-row>
          <table:table-row table:style-name="Table5.1">
            <table:table-cell table:style-name="Table5.A2" office:value-type="string">
              <text:p text:style-name="P18">Kliknutí pravým tlačítkem</text:p>
            </table:table-cell>
            <table:table-cell table:style-name="Table5.A2" office:value-type="string">
              <text:p text:style-name="P18"><text:span text:style-name="Keystroke">Control</text:span> + klepnutí nebo klepnutí pravým tlačítkem v závislosti na nastavení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text:span> (Control)</text:p>
            </table:table-cell>
            <table:table-cell table:style-name="Table5.A2" office:value-type="string">
              <text:p text:style-name="P18"><text:span text:style-name="Keystroke">⌘</text:span> <text:s/>(Command)</text:p>
            </table:table-cell>
            <table:table-cell table:style-name="Table5.A2" office:value-type="string">
              <text:p text:style-name="P18">Používá se i s dalšími klávesami</text:p>
            </table:table-cell>
          </table:table-row>
          <table:table-row table:style-name="Table5.1">
            <table:table-cell table:style-name="Table5.A2" office:value-type="string">
              <text:p text:style-name="P18"><text:span text:style-name="Keystroke">F5</text:span></text:p>
            </table:table-cell>
            <table:table-cell table:style-name="Table5.A2" office:value-type="string">
              <text:p text:style-name="P18"><text:span text:style-name="Keystroke">Shift</text:span> + <text:span text:style-name="Keystroke">⌘</text:span> + <text:span text:style-name="Keystroke">F5</text:span></text:p>
            </table:table-cell>
            <table:table-cell table:style-name="Table5.A2" office:value-type="string">
              <text:p text:style-name="P18">Otevře se Navigátor</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5644_1566568644" text:style-name="Index_20_Link" text:visited-style-name="Index_20_Link">Datum vydání a verze programu<text:tab/>2</text:a></text:p>
            <text:p text:style-name="P41"><text:a xlink:type="simple" xlink:href="#__RefHeading___Toc8798_3275413537" text:style-name="Index_20_Link" text:visited-style-name="Index_20_Link">Používání LibreOffice na systému macOS<text:tab/>2</text:a></text:p>
            <text:p text:style-name="P40"><text:a xlink:type="simple" xlink:href="#__RefHeading__46954_116595067" text:style-name="Index_20_Link" text:visited-style-name="Index_20_Link">Úvod<text:tab/>4</text:a></text:p>
            <text:p text:style-name="P40"><text:a xlink:type="simple" xlink:href="#__RefHeading___Toc1141_2339800718" text:style-name="Index_20_Link" text:visited-style-name="Index_20_Link">Sharing spreadsheets<text:tab/>4</text:a></text:p>
            <text:p text:style-name="P41"><text:a xlink:type="simple" xlink:href="#__RefHeading__28633_763963811" text:style-name="Index_20_Link" text:visited-style-name="Index_20_Link">Setting up a spreadsheet for sharing<text:tab/>4</text:a></text:p>
            <text:p text:style-name="P41"><text:a xlink:type="simple" xlink:href="#__RefHeading__28635_763963811" text:style-name="Index_20_Link" text:visited-style-name="Index_20_Link">Opening a shared spreadsheet<text:tab/>5</text:a></text:p>
            <text:p text:style-name="P41"><text:a xlink:type="simple" xlink:href="#__RefHeading__28637_763963811" text:style-name="Index_20_Link" text:visited-style-name="Index_20_Link">Saving a shared spreadsheet<text:tab/>5</text:a></text:p>
            <text:p text:style-name="P40"><text:a xlink:type="simple" xlink:href="#__RefHeading__28639_763963811" text:style-name="Index_20_Link" text:visited-style-name="Index_20_Link">Reviewing documents<text:tab/>6</text:a></text:p>
            <text:p text:style-name="P41"><text:a xlink:type="simple" xlink:href="#__RefHeading__28641_763963811" text:style-name="Index_20_Link" text:visited-style-name="Index_20_Link">Preparing a document for review (optional)<text:tab/>6</text:a></text:p>
            <text:p text:style-name="P41"><text:a xlink:type="simple" xlink:href="#__RefHeading__28645_763963811" text:style-name="Index_20_Link" text:visited-style-name="Index_20_Link">Recording changes<text:tab/>7</text:a></text:p>
            <text:p text:style-name="P41"><text:a xlink:type="simple" xlink:href="#__RefHeading___Toc4678_2323734701" text:style-name="Index_20_Link" text:visited-style-name="Index_20_Link">Adding comments to changes<text:tab/>7</text:a></text:p>
            <text:p text:style-name="P41"><text:a xlink:type="simple" xlink:href="#__RefHeading__28649_763963811" text:style-name="Index_20_Link" text:visited-style-name="Index_20_Link">Editing comments on changes<text:tab/>8</text:a></text:p>
            <text:p text:style-name="P41"><text:a xlink:type="simple" xlink:href="#__RefHeading__28651_763963811" text:style-name="Index_20_Link" text:visited-style-name="Index_20_Link">Adding other (general) comments<text:tab/>9</text:a></text:p>
            <text:p text:style-name="P41"><text:a xlink:type="simple" xlink:href="#__RefHeading__28653_763963811" text:style-name="Index_20_Link" text:visited-style-name="Index_20_Link">Editing general comments<text:tab/>9</text:a></text:p>
            <text:p text:style-name="P41"><text:a xlink:type="simple" xlink:href="#__RefHeading__28655_763963811" text:style-name="Index_20_Link" text:visited-style-name="Index_20_Link">Formatting general comments<text:tab/>10</text:a></text:p>
            <text:p text:style-name="P41"><text:a xlink:type="simple" xlink:href="#__RefHeading__28657_763963811" text:style-name="Index_20_Link" text:visited-style-name="Index_20_Link">Finding general comments<text:tab/>10</text:a></text:p>
            <text:p text:style-name="P41"><text:a xlink:type="simple" xlink:href="#__RefHeading__28663_763963811" text:style-name="Index_20_Link" text:visited-style-name="Index_20_Link">Accepting or rejecting changes<text:tab/>10</text:a></text:p>
            <text:p text:style-name="P40"><text:a xlink:type="simple" xlink:href="#__RefHeading__28665_763963811" text:style-name="Index_20_Link" text:visited-style-name="Index_20_Link">Merging documents<text:tab/>11</text:a></text:p>
            <text:p text:style-name="P40"><text:a xlink:type="simple" xlink:href="#__RefHeading__30094512" text:style-name="Index_20_Link" text:visited-style-name="Index_20_Link">Comparing documents<text:tab/>12</text:a></text:p>
            <text:p text:style-name="P40"><text:a xlink:type="simple" xlink:href="#__RefHeading__30111812" text:style-name="Index_20_Link" text:visited-style-name="Index_20_Link">Saving versions<text:tab/>12</text:a></text:p>
          </text:index-body>
        </text:table-of-content>
        <text:p text:style-name="Text_20_body"/>
      </text:section>
      <text:h text:style-name="P45" text:outline-level="1"><text:bookmark-start text:name="__RefHeading__46954_116595067"/>Úvod<text:bookmark-end text:name="__RefHeading__46954_116595067"/></text:h>
      <text:p text:style-name="P4">This chapter covers methods for <text:span text:style-name="T30">collaboration through sharing and reviewing spreadsheet</text:span>s: <text:span text:style-name="T30">simultaneous editing,</text:span> recording changes, adding comments, reviewing changes, merging and comparing documents, saving, and using document versions.</text:p>
      <text:p text:style-name="P4">Some menu commands are not available (grayed out) when <text:span text:style-name="T23">sharing or </text:span>change tracking <text:span text:style-name="T23">are</text:span> active.</text:p>
      <text:h text:style-name="P43" text:outline-level="1"><text:bookmark-start text:name="__RefHeading___Toc1141_2339800718"/><text:alphabetical-index-mark text:string-value="introduction" text:key1="shared spreadsheet"/><text:alphabetical-index-mark text:string-value="sharing" text:key1="sešity"/>Sharing <text:span text:style-name="T29">spreadshee</text:span>ts<text:bookmark-end text:name="__RefHeading___Toc1141_2339800718"/></text:h>
      <text:p text:style-name="P7"><text:span text:style-name="T30">Sharing a spreadsheet allows several</text:span> users <text:span text:style-name="T31">to</text:span> open the same <text:span text:style-name="T60">file</text:span> for <text:span text:style-name="T18">ed</text:span>iting at the same time. <text:span text:style-name="T31">The spreadsheet needs to be on a shared drive, server, website, or similar. Some conditions must be met on operating systems with user permission management:</text:span></text:p>
      <text:list xml:id="list845770972"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P8">Consult your operating system’s documentation for details on setting file permissions. <text:span text:style-name="T35">See also “Opening and saving files on remote servers” in Chapter 1, Introducing LibreOffice, in the </text:span><text:span text:style-name="Emphasis"><text:span text:style-name="T35">Getting Started Guide</text:span></text:span><text:span text:style-name="T35">.</text:span></text:p>
      <text:list xml:id="list4139014478" text:style-name="Heading_20_Tip">
        <text:list-item>
          <text:p text:style-name="P51">Tip</text:p>
        </text:list-item>
      </text:list>
      <text:p text:style-name="P34">Each collaborat<text:span text:style-name="T23">or</text:span> should enter <text:span text:style-name="T62">their</text:span> name <text:span text:style-name="T23">i</text:span>n <text:span text:style-name="Strong_20_Emphasis">Tools &gt; Options &gt; </text:span><text:span text:style-name="Strong_20_Emphasis"><text:span text:style-name="T4">LibreOffice</text:span></text:span><text:span text:style-name="Strong_20_Emphasis"><text:span text:style-name="T24"> &gt; </text:span></text:span><text:span text:style-name="Strong_20_Emphasis">User Data</text:span>.</text:p>
      <text:h text:style-name="P47" text:outline-level="2"><text:bookmark-start text:name="__RefHeading__28633_763963811"/><text:alphabetical-index-mark text:string-value="setting up" text:key1="shared spreadsheet"/><text:alphabetical-index-mark text:string-value="setting up sharing" text:key1="sešity"/>Setting up a spreadsheet for sharing<text:bookmark-end text:name="__RefHeading__28633_763963811"/></text:h>
      <text:p text:style-name="P6">With the spreadsheet open, choose <text:span text:style-name="Strong_20_Emphasis">Tools &gt; Share </text:span><text:span text:style-name="Strong_20_Emphasis"><text:span text:style-name="T31">Spreadshee</text:span></text:span><text:span text:style-name="Strong_20_Emphasis">t</text:span> to enable or disable sharing.</text:p>
      <text:p text:style-name="P26"><draw:frame draw:style-name="fr3" draw:name="Frame18" text:anchor-type="as-char" svg:width="4.7016in" draw:z-index="13"><draw:text-box fo:min-height="3.5756in"><text:p text:style-name="Caption"><draw:frame draw:style-name="fr8" draw:name="Image2" text:anchor-type="paragraph" svg:width="4.7016in" svg:height="3.3626in" draw:z-index="14"><draw:image xlink:href="Pictures/100002010000021A000001860EDA1808B538DD52.png" xlink:type="simple" xlink:show="embed" xlink:actuate="onLoad" loext:mime-type="image/png"/></draw:frame>Figure <text:sequence text:ref-name="refFigure0" text:name="Figure" text:formula="ooow:Figure+1" style:num-format="1">1</text:sequence>: Choosing to share a spreadsheet</text:p></draw:text-box></draw:frame></text:p>
      <text:p text:style-name="P6">To enable sharing, <text:span text:style-name="T31">select</text:span> the box at the top of the dialog <text:span text:style-name="T31">(Figure </text:span><text:span text:style-name="T31"><text:sequence-ref text:reference-format="value" text:ref-name="refFigure0">1</text:sequence-ref></text:span><text:span text:style-name="T31">)</text:span> and click <text:span text:style-name="Strong_20_Emphasis">OK</text:span>. <text:span text:style-name="T12">If the spreadsheet has been saved previously, a</text:span> message appears stating that you must save <text:span text:style-name="T12">it</text:span> to activate shared mode; <text:span text:style-name="T12">c</text:span>lick <text:span text:style-name="Strong_20_Emphasis">Yes</text:span> to continue. <text:span text:style-name="T12">If the spreadsheet has not been saved previously, the Save dialog opens. After saving, t</text:span>he word (shared) is shown on the title bar after the title.</text:p>
      <text:p text:style-name="P6"><text:soft-page-break/><text:span text:style-name="Strong_20_Emphasis">Tools &gt; Share </text:span><text:span text:style-name="Strong_20_Emphasis"><text:span text:style-name="T21">Spreadsheet</text:span></text:span> can <text:span text:style-name="T31">also </text:span>be used to switch a <text:span text:style-name="T31">spreadsheet</text:span> from shared to <text:span text:style-name="T31">un</text:span>shared. However, <text:span text:style-name="T31">this means that other users can no longer edit it. Instead, you may wish to save a copy of the shared spreadsheet using another name or path, thus creating a copy of the shared spreadsheet, and then switch the copy to unshared.</text:span></text:p>
      <text:h text:style-name="P47" text:outline-level="2"><text:bookmark-start text:name="__RefHeading__28635_763963811"/><text:alphabetical-index-mark text:string-value="otevírání" text:key1="shared spreadsheet"/><text:alphabetical-index-mark text:string-value="opening shared spreadsheet" text:key1="sešity"/>Opening a shared spreadsheet<text:bookmark-end text:name="__RefHeading__28635_763963811"/></text:h>
      <text:p text:style-name="P6">When you open a <text:span text:style-name="T34">shared </text:span>spreadsheet, a message appears stating that some features are not available in this mode. <text:span text:style-name="T25">C</text:span>lick <text:span text:style-name="Strong_20_Emphasis">OK</text:span> <text:span text:style-name="T25">to open </text:span>the document. <text:span text:style-name="T12">You can select the option to not show the warning again.</text:span></text:p>
      <text:p text:style-name="Text_20_body">The following features are disabled in a shared spreadsheet:</text:p>
      <text:p text:style-name="P29"><text:span text:style-name="Strong_20_Emphasis">Edit &gt; </text:span><text:span text:style-name="Strong_20_Emphasis"><text:span text:style-name="T31">Track </text:span></text:span><text:span text:style-name="Strong_20_Emphasis">Changes</text:span>, except for <text:span text:style-name="Strong_20_Emphasis">Merge Document</text:span></text:p>
      <text:p text:style-name="P30"><text:span text:style-name="Strong_20_Emphasis">Insert &gt; </text:span><text:span text:style-name="Strong_20_Emphasis"><text:span text:style-name="T31">Media &gt; Audio or Video</text:span></text:span><text:span text:style-name="Strong_20_Emphasis"><text:line-break/>Insert &gt; Comment<text:line-break/>Insert &gt; Object<text:line-break/>Insert &gt; Chart<text:line-break/></text:span><text:span text:style-name="Strong_20_Emphasis"><text:span text:style-name="T33">Insert &gt; Named Range or Expression</text:span></text:span><text:span text:style-name="Strong_20_Emphasis"><text:line-break/></text:span><text:span text:style-name="Strong_20_Emphasis"><text:span text:style-name="T32">Insert &gt; Pivot Table</text:span></text:span><text:span text:style-name="Strong_20_Emphasis"><text:line-break/>Insert &gt; Floating Frame<text:line-break/></text:span><text:span text:style-name="Strong_20_Emphasis"><text:span text:style-name="T33">Insert &gt; Fontwork</text:span></text:span><text:span text:style-name="Strong_20_Emphasis"><text:line-break/></text:span><text:span text:style-name="Strong_20_Emphasis"><text:span text:style-name="T32">Insert &gt; Signature Line</text:span></text:span></text:p>
      <text:p text:style-name="Text_20_body_20_indent"><text:span text:style-name="Strong_20_Emphasis">Format &gt; Merge Cells<text:line-break/>Format &gt; Print Ranges</text:span></text:p>
      <text:p text:style-name="P31"><text:span text:style-name="Strong_20_Emphasis">Sheet &gt; Move </text:span><text:span text:style-name="Strong_20_Emphasis"><text:span text:style-name="T31">or </text:span></text:span><text:span text:style-name="Strong_20_Emphasis">Copy </text:span><text:span text:style-name="Strong_20_Emphasis"><text:span text:style-name="T31">Sheet <text:line-break/>Sheet &gt; </text:span></text:span><text:span text:style-name="Strong_20_Emphasis">Delete </text:span><text:span text:style-name="Strong_20_Emphasis"><text:span text:style-name="T31">Sheet<text:line-break/>Sheet &gt; Insert Sheet from File<text:line-break/>Sheet &gt; Named Ranges and Expressions<text:line-break/>Sheet &gt; Rename Sheet<text:line-break/>Sheet &gt; Sheet Tab Color</text:span></text:span></text:p>
      <text:p text:style-name="P31"><text:span text:style-name="Strong_20_Emphasis">Data &gt; Define Range<text:line-break/>Data &gt; Sort<text:line-break/>Data &gt; Subtotals<text:line-break/>Data &gt; Validity<text:line-break/>Data &gt; Multiple Operations<text:line-break/>Data &gt; Consolidate<text:line-break/>Data &gt; Grou</text:span><text:span text:style-name="Strong_20_Emphasis"><text:span text:style-name="T32">p and </text:span></text:span><text:span text:style-name="Strong_20_Emphasis">Outline<text:line-break/>Data &gt; Pivot Table</text:span></text:p>
      <text:p text:style-name="P31"><text:span text:style-name="Strong_20_Emphasis">Tools &gt; Protect </text:span><text:span text:style-name="Strong_20_Emphasis"><text:span text:style-name="T32">Shee</text:span></text:span><text:span text:style-name="Strong_20_Emphasis">t</text:span></text:p>
      <text:h text:style-name="P47" text:outline-level="2"><text:bookmark-start text:name="__RefHeading__28637_763963811"/><text:alphabetical-index-mark text:string-value="saving shared" text:key1="sešity"/><text:alphabetical-index-mark text:string-value="ukládání" text:key1="shared spreadsheet"/>Saving a shared spreadsheet<text:bookmark-end text:name="__RefHeading__28637_763963811"/></text:h>
      <text:p text:style-name="P6">When you save a shared spreadsheet, <text:span text:style-name="T25">i</text:span>f <text:span text:style-name="T25">i</text:span>t <text:span text:style-name="T25">h</text:span>as not <text:span text:style-name="T25">been</text:span> modified and saved by another user since you opened it, <text:span text:style-name="T25">i</text:span>t is saved <text:span text:style-name="T25">as usual</text:span>.</text:p>
      <text:p text:style-name="P6">If the spreadsheet <text:span text:style-name="T25">h</text:span>as <text:span text:style-name="T25">been </text:span>modified and saved by another user since you opened it, one of the following will occur:</text:p>
      <text:list xml:id="list112803776348485" text:continue-list="list845770972" text:style-name="List_20_1">
        <text:list-item>
          <text:p text:style-name="P52">If the changes do not conflict, the document is saved, the message “<text:span text:style-name="T37">Your spreadsheet has been updated with changes saved by other users”</text:span> appears, and any cells modified by the other user are shown with a red border.</text:p>
        </text:list-item>
      </text:list>
      <text:p text:style-name="P27"><text:soft-page-break/><draw:frame draw:style-name="fr3" draw:name="Frame21" text:anchor-type="as-char" svg:width="6.6929in" draw:z-index="15"><draw:text-box fo:min-height="2.7425in"><text:p text:style-name="Caption"><draw:frame draw:style-name="fr14" draw:name="Image4" text:anchor-type="paragraph" svg:width="6.6374in" svg:height="2.5299in" draw:z-index="16"><draw:image xlink:href="Pictures/10000201000003440000013C82DD5264C1692E9D.png" xlink:type="simple" xlink:show="embed" xlink:actuate="onLoad" loext:mime-type="image/png"/></draw:frame>Figure <text:sequence text:ref-name="refFigure1" text:name="Figure" text:formula="ooow:Figure+1" style:num-format="1">2</text:sequence>: Resolve Conflicts dialog</text:p></draw:text-box></draw:frame></text:p>
      <text:list xml:id="list112803967713804" text:continue-numbering="true" text:style-name="List_20_1">
        <text:list-item>
          <text:p text:style-name="List_20_1">If the changes conflict, the Resolve Conflicts dialog <text:span text:style-name="T21">(Figure </text:span><text:span text:style-name="T21"><text:sequence-ref text:reference-format="value" text:ref-name="refFigure1">2</text:sequence-ref></text:span><text:span text:style-name="T21">)</text:span> is shown. You must decide for each conflict which version to keep, yours or the other person’s. When all conflicts are resolved, the document is saved. While you are resolving the conflicts, no other user can save the shared document.</text:p>
        </text:list-item>
        <text:list-item>
          <text:p text:style-name="P52">If another user is trying to save the shared <text:span text:style-name="T34">spreadsheet</text:span> and resolve conflicts, <text:span text:style-name="T62">they</text:span> see a message that the file is locked due to a merge in progress. <text:span text:style-name="T62">They</text:span> can cancel the Save command <text:span text:style-name="T34">and</text:span> retry saving later.</text:p>
        </text:list-item>
      </text:list>
      <text:p text:style-name="P6">When you successfully save a shared spreadsheet, the document shows the latest version of all changes saved by all users.</text:p>
      <text:h text:style-name="Heading_20_1" text:outline-level="1"><text:bookmark-start text:name="__RefHeading__28639_763963811"/><text:alphabetical-index-mark text:string-value="record changes"/>Re<text:span text:style-name="T19">viewing documents</text:span><text:bookmark-end text:name="__RefHeading__28639_763963811"/></text:h>
      <text:p text:style-name="P32">You can use several methods to re<text:span text:style-name="T19">view, edit, and comment on a spreadsheet. Each reviewer works on a separate copy of the document.</text:span></text:p>
      <text:list xml:id="list112804203538793" text:continue-numbering="true" text:style-name="List_20_1">
        <text:list-item>
          <text:p text:style-name="List_20_1">You can use change marks to show added <text:span text:style-name="T38">and deleted </text:span>material. Later, you or another person can review the document and accept or reject each change. </text:p>
        </text:list-item>
        <text:list-item>
          <text:p text:style-name="P53"><text:span text:style-name="T38">Y</text:span>ou can make changes to a copy of the document (stored in a different folder, under a different name, or both), then use Calc to compare the files and show the changes. See page <text:bookmark-ref text:reference-format="page" text:ref-name="__RefHeading__30094512">12</text:bookmark-ref>. </text:p>
        </text:list-item>
        <text:list-item>
          <text:p text:style-name="List_20_1">You can save versions that are stored as part of the original file. Více najdeme na straně <text:bookmark-ref text:reference-format="page" text:ref-name="__RefHeading__30111812">12</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e document for review"/>Preparing a document for review (optional)<text:bookmark-end text:name="__RefHeading__28641_763963811"/></text:h>
      <text:p text:style-name="Text_20_body"><text:span text:style-name="T60">Before</text:span> you send a <text:span text:style-name="T51">spreadsheet</text:span> to someone else to review or edit, you may want to <text:span text:style-name="T12">set</text:span> it <text:span text:style-name="T12">up</text:span> so that the editor or reviewer does not have to remember to turn on the revision marks.</text:p>
      <text:p text:style-name="P5">After you have <text:span text:style-name="T12">turned on revision marks, you can optionally password</text:span> <text:alphabetical-index-mark text:string-value="protect a document"/>protect the spreadsheet <text:span text:style-name="T12">so that</text:span> any user must enter the correct password in order to accept or reject changes.</text:p>
      <text:list xml:id="list1488995994" text:style-name="Numbering_20_1">
        <text:list-item text:start-value="1">
          <text:p text:style-name="Numbering_20_1">Open the spreadsheet and <text:span text:style-name="T26">select</text:span> <text:span text:style-name="Strong_20_Emphasis">Edit &gt; </text:span><text:span text:style-name="Strong_20_Emphasis"><text:span text:style-name="T26">Track </text:span></text:span><text:span text:style-name="Strong_20_Emphasis">Changes &gt; Record</text:span> <text:span text:style-name="T26">from the M</text:span>enu <text:span text:style-name="T26">bar</text:span>. <text:span text:style-name="T13">You can also use </text:span><text:span text:style-name="Strong_20_Emphasis"><text:span text:style-name="T13">File &gt; Properties &gt; Security</text:span></text:span><text:span text:style-name="T13"> and select </text:span><text:span text:style-name="Strong_20_Emphasis"><text:span text:style-name="T13">Record changes</text:span></text:span><text:span text:style-name="T13">.</text:span></text:p>
        </text:list-item>
        <text:list-item>
          <text:p text:style-name="Numbering_20_1">(Optional) Click <text:span text:style-name="Strong_20_Emphasis">Edit &gt; </text:span><text:span text:style-name="Strong_20_Emphasis"><text:span text:style-name="T26">Track </text:span></text:span><text:span text:style-name="Strong_20_Emphasis">Changes &gt; Protect</text:span>. On the <text:span text:style-name="T62">Protect Records</text:span> dialog, type a password (twice) and click <text:span text:style-name="Strong_20_Emphasis">OK</text:span>. <text:span text:style-name="T12">You can also use </text:span><text:span text:style-name="Strong_20_Emphasis"><text:span text:style-name="T12">File &gt; Properties &gt; Security</text:span></text:span><text:span text:style-name="T12"> and click the </text:span><text:span text:style-name="Strong_20_Emphasis"><text:span text:style-name="T12">Protect</text:span></text:span><text:span text:style-name="T12"> button to open the Enter Password dialog.</text:span></text:p>
        </text:list-item>
      </text:list>
      <text:h text:style-name="Heading_20_2" text:outline-level="2"><text:bookmark-start text:name="__RefHeading__28645_763963811"/><text:soft-page-break/><text:alphabetical-index-mark text:string-value="záznam" text:key1="changes"/>Recording changes<text:bookmark-end text:name="__RefHeading__28645_763963811"/></text:h>
      <text:p text:style-name="Text_20_Body_20_List_20_Intro">To record changes, <text:span text:style-name="T26">o</text:span>pen the spreadsheet and make sure that the <text:span text:style-name="Strong_20_Emphasis">Edit &gt; </text:span><text:span text:style-name="Strong_20_Emphasis"><text:span text:style-name="T26">Track </text:span></text:span><text:span text:style-name="Strong_20_Emphasis">Changes &gt; Record</text:span> <text:span text:style-name="T36">m</text:span>enu item has a check mark next to it, indicating that change recording is active.</text:p>
      <text:list xml:id="list1557941152" text:style-name="Heading_20_Caution">
        <text:list-item>
          <text:p text:style-name="Heading_20_Caution">Upozornění</text:p>
        </text:list-item>
      </text:list>
      <text:p text:style-name="P24">After making some changes, do <text:span text:style-name="Strong_20_Emphasis">not</text:span> turn off change recording. <text:span text:style-name="T61">T</text:span>urning off change recording in Calc causes all the recorded changes to be accepted and no longer shown as changes. <text:span text:style-name="T57">A message box will warn you if you try to do this.</text:span></text:p>
      <text:p text:style-name="Text_20_body"><text:span text:style-name="T51">When changes are made in a cell, a</text:span> colored border with a dot in the upper left-hand corner appears around <text:span text:style-name="T51">the</text:span> cell (<text:span text:style-name="T20">Figure </text:span><text:sequence-ref text:reference-format="value" text:ref-name="refFigure2">3</text:sequence-ref>). A deleted column or row is marked by a heavy colored bar.</text:p>
      <text:p text:style-name="Figure"><draw:frame draw:style-name="fr3" draw:name="Frame4" text:anchor-type="as-char" svg:width="5.0902in" draw:z-index="1"><draw:text-box fo:min-height="2.3555in"><text:p text:style-name="Caption"><draw:frame draw:style-name="fr13" draw:name="Image6" text:anchor-type="paragraph" svg:width="5.0201in" svg:height="2.1409in" draw:z-index="17"><draw:image xlink:href="Pictures/100002010000047B000001920E5971DA99EA2A04.png" xlink:type="simple" xlink:show="embed" xlink:actuate="onLoad" loext:mime-type="image/png"/></draw:frame>Figure <text:sequence text:ref-name="refFigure2" text:name="Figure" text:formula="ooow:Figure+1" style:num-format="1">3</text:sequence>: Edited document with red border on changed cells</text:p></draw:text-box></draw:frame></text:p>
      <text:p text:style-name="P12">To see the changed information, hover the mouse pointer over the changed cell. <text:span text:style-name="T49">See Figure </text:span><text:span text:style-name="T49"><text:sequence-ref text:reference-format="value" text:ref-name="refFigure3">4</text:sequence-ref></text:span><text:span text:style-name="T49">.</text:span></text:p>
      <text:p text:style-name="Figure"><draw:frame draw:style-name="fr4" draw:name="Frame1" text:anchor-type="as-char" svg:width="5.0035in" draw:z-index="18"><draw:text-box fo:min-height="1.3346in"><text:p text:style-name="Caption"><draw:frame draw:style-name="fr12" draw:name="Image5" text:anchor-type="paragraph" svg:width="5.0035in" svg:height="1.0693in" draw:z-index="19"><draw:image xlink:href="Pictures/1000020100000322000000B950764ACA61B1AD9F.png" xlink:type="simple" xlink:show="embed" xlink:actuate="onLoad" loext:mime-type="image/png"/></draw:frame><text:span text:style-name="T48"><text:line-break/></text:span>Figure <text:sequence text:ref-name="refFigure3" text:name="Figure" text:formula="ooow:Figure+1" style:num-format="1">4</text:sequence>: Showing details of the change</text:p></draw:text-box></draw:frame></text:p>
      <text:list xml:id="list112803620400061" text:continue-list="list3047004963" text:style-name="Heading_20_Note">
        <text:list-item>
          <text:p text:style-name="Heading_20_Note">Poznámka</text:p>
        </text:list-item>
      </text:list>
      <text:p text:style-name="Text_20_Note">Some changes, for example cell formatting, are not recorded and marked.</text:p>
      <text:list xml:id="list112803698031821" text:continue-list="list4139014478" text:style-name="Heading_20_Tip">
        <text:list-item>
          <text:p text:style-name="Heading_20_Tip">Tip</text:p>
        </text:list-item>
      </text:list>
      <text:p text:style-name="Text_20_Note">To change the color that indicates <text:span text:style-name="T51">a </text:span>change<text:span text:style-name="T51">d cell</text:span>, select <text:span text:style-name="Strong_20_Emphasis">Tools &gt; Options &gt; </text:span><text:span text:style-name="Strong_20_Emphasis"><text:span text:style-name="T4">LibreOffice</text:span></text:span><text:span text:style-name="Strong_20_Emphasis"> Calc &gt; Changes</text:span>.</text:p>
      <text:p text:style-name="P11">You may want to explain your rationale for the changes. You can <text:span text:style-name="T20">do this</text:span> by adding comments to the changes you made or by adding general comments to the spreadsheet.</text:p>
      <text:h text:style-name="P48" text:outline-level="2"><text:bookmark-start text:name="__RefHeading___Toc4678_2323734701"/><text:alphabetical-index-mark text:string-value="adding" text:key1="comments on changes"/><text:alphabetical-index-mark text:string-value="adding comments" text:key1="changes"/>Adding comments to changes<text:bookmark-end text:name="__RefHeading___Toc4678_2323734701"/></text:h>
      <text:p text:style-name="P13">Calc automatically adds to any recorded change a comment that describes what was changed (for example, <text:span text:style-name="Emphasis">Cell B4 changed from ‘9’ to ‘4’</text:span>). Reviewers and authors can add their own comments to explain their reasons for the changes.</text:p>
      <text:p text:style-name="Text_20_Body_20_List_20_Intro"><text:soft-page-break/>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text:span text:style-name="T46">C</text:span>hoose <text:span text:style-name="Strong_20_Emphasis"><text:span text:style-name="T46">Edit &gt; Track Changes &gt; Comment</text:span></text:span><text:span text:style-name="T39"> from the Menu bar. A small dialog opens. Type your comment and click </text:span><text:span text:style-name="Strong_20_Emphasis"><text:span text:style-name="T39">OK</text:span></text:span><text:span text:style-name="T39">. See Figure </text:span><text:span text:style-name="T39"><text:sequence-ref text:reference-format="value" text:ref-name="refFigure4">5</text:sequence-ref></text:span><text:span text:style-name="T39">.</text:span></text:p>
        </text:list-item>
      </text:list>
      <text:list xml:id="list112805072248453" text:continue-list="list112803620400061" text:style-name="Heading_20_Note">
        <text:list-item>
          <text:p text:style-name="P50">Poznámka</text:p>
        </text:list-item>
      </text:list>
      <text:p text:style-name="P23"><text:span text:style-name="T50">Do </text:span><text:span text:style-name="Strong_20_Emphasis"><text:span text:style-name="T50">not</text:span></text:span><text:span text:style-name="T50"> use </text:span><text:span text:style-name="Strong_20_Emphasis"><text:span text:style-name="T50">Insert &gt; Comment</text:span></text:span><text:span text:style-name="T50"> from the Menu bar or the context menu for this purpose. Comments inserted using that method are handled differently (see page </text:span><text:span text:style-name="T50"><text:bookmark-ref text:reference-format="page" text:ref-name="__RefHeading__28651_763963811">9</text:bookmark-ref></text:span><text:span text:style-name="T50">) and do not appear in the Manage Changes dialog.</text:span></text:p>
      <text:p text:style-name="Figure"><draw:frame draw:style-name="fr3" draw:name="Frame5" text:anchor-type="as-char" svg:width="5.0575in" draw:z-index="2"><draw:text-box fo:min-height="2.8244in"><text:p text:style-name="Caption"><draw:frame draw:style-name="fr6" draw:name="Image3" text:anchor-type="paragraph" svg:width="5.0756in" svg:height="2.6193in" draw:z-index="20"><draw:image xlink:href="Pictures/1000020100000357000001C07D424BBCFAF53F42.png" xlink:type="simple" xlink:show="embed" xlink:actuate="onLoad" loext:mime-type="image/png"/></draw:frame>Figure <text:sequence text:ref-name="refFigure4" text:name="Figure" text:formula="ooow:Figure+1" style:num-format="1">5</text:sequence>: <text:span text:style-name="T47">Entering a c</text:span>omment <text:span text:style-name="T47">associated with a change</text:span></text:p></draw:text-box></draw:frame></text:p>
      <text:p text:style-name="P9">After you have added a comment to a changed cell, you can see t<text:span text:style-name="T49">he change and the comment</text:span> by hovering the mouse pointer over the cell, as shown in <text:span text:style-name="T20">Figure</text:span> <text:sequence-ref text:reference-format="value" text:ref-name="refFigure5">6</text:sequence-ref>.</text:p>
      <text:p text:style-name="Figure"><draw:frame draw:style-name="fr1" draw:name="Frame6" text:anchor-type="as-char" svg:width="4.8575in" draw:z-index="3"><draw:text-box fo:min-height="1.3555in"><text:p text:style-name="Caption"><draw:frame draw:style-name="fr6" draw:name="Image7" text:anchor-type="paragraph" svg:width="4.8756in" svg:height="1.111in" draw:z-index="21"><draw:image xlink:href="Pictures/1000020100000331000000BA1D7A0DF42C3D4CE0.png" xlink:type="simple" xlink:show="embed" xlink:actuate="onLoad" loext:mime-type="image/png"/></draw:frame>Figure <text:sequence text:ref-name="refFigure5" text:name="Figure" text:formula="ooow:Figure+1" style:num-format="1">6</text:sequence>: Comment added to cell B3</text:p></draw:text-box></draw:frame></text:p>
      <text:p text:style-name="Text_20_body">The comment also appears in the dialog when you are accepting and rejecting changes, as shown in the first line of <text:span text:style-name="T20">Figure</text:span>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úprava" text:key1="comments on changes"/><text:alphabetical-index-mark text:string-value="editing comments" text:key1="changes"/>Editing comments <text:span text:style-name="T40">on changes</text:span><text:bookmark-end text:name="__RefHeading__28649_763963811"/></text:h>
      <text:list xml:id="list112804822732373" text:continue-list="list339475448" text:style-name="Numbering_20_1">
        <text:list-item text:start-value="1">
          <text:p text:style-name="Numbering_20_1">Select the cell with the change comment that you want to edit.</text:p>
        </text:list-item>
        <text:list-item>
          <text:p text:style-name="Numbering_20_1"><text:span text:style-name="T49">Choose</text:span> <text:span text:style-name="Strong_20_Emphasis">Edit &gt; </text:span><text:span text:style-name="Strong_20_Emphasis"><text:span text:style-name="T27">Track </text:span></text:span><text:span text:style-name="Strong_20_Emphasis">Changes &gt; Comment</text:span> <text:span text:style-name="T40">from the Menu bar. The box shown in Figure </text:span><text:span text:style-name="T40"><text:sequence-ref text:reference-format="value" text:ref-name="refFigure4">5</text:sequence-ref></text:span><text:span text:style-name="T40"><text:s/>opens.</text:span></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P10">You can move through the comments by using the arrows at the bottom of the dialog.</text:p>
      <text:h text:style-name="Heading_20_2" text:outline-level="2"><text:bookmark-start text:name="__RefHeading__28651_763963811"/><text:soft-page-break/><text:alphabetical-index-mark text:string-value="adding" text:key1="comments"/>Adding other <text:span text:style-name="T52">(general) </text:span>comments<text:bookmark-end text:name="__RefHeading__28651_763963811"/></text:h>
      <text:p text:style-name="Text_20_body">Calc provides another type of comments, which authors and reviewers often use to exchange ideas <text:span text:style-name="T20">or</text:span> ask for suggestions.</text:p>
      <text:p text:style-name="Text_20_Body_20_List_20_Intro">To add a <text:span text:style-name="T52">general </text:span>comment:</text:p>
      <text:list xml:id="list112805080171663" text:continue-list="list112804822732373" text:style-name="Numbering_20_1">
        <text:list-item text:start-value="1">
          <text:p text:style-name="Numbering_20_1">Select the cell that the comment applies to.</text:p>
        </text:list-item>
        <text:list-item>
          <text:p text:style-name="Numbering_20_1">Select <text:span text:style-name="Strong_20_Emphasis">Insert &gt; Comment</text:span> or right-click and select <text:span text:style-name="Strong_20_Emphasis">Insert Comment</text:span>. The box shown in <text:span text:style-name="T20">Figure</text:span> <text:sequence-ref text:reference-format="value" text:ref-name="refFigure6">7</text:sequence-ref><text:s/>appears.</text:p>
        </text:list-item>
      </text:list>
      <text:p text:style-name="Figure"><draw:frame draw:style-name="fr1" draw:name="Frame7" text:anchor-type="as-char" svg:width="4.7291in" draw:z-index="4"><draw:text-box fo:min-height="1.4311in"><text:p text:style-name="Caption"><draw:frame draw:style-name="fr11" draw:name="Image8" text:anchor-type="paragraph" svg:x="0.0047in" svg:y="0in" svg:width="4.7244in" svg:height="1.2028in" draw:z-index="22"><draw:image xlink:href="Pictures/10000201000002EC000000E3B7D2EB98F82EF08E.png" xlink:type="simple" xlink:show="embed" xlink:actuate="onLoad" loext:mime-type="image/png"/></draw:frame>Figure <text:sequence text:ref-name="refFigure6" text:name="Figure" text:formula="ooow:Figure+1" style:num-format="1">7</text:sequence>: Inserting a comment</text:p></draw:text-box></draw:frame></text:p>
      <text:list xml:id="list112804114268797" text:continue-numbering="true" text:style-name="Numbering_20_1">
        <text:list-item>
          <text:p text:style-name="Numbering_20_1">Type your comment in the box, <text:span text:style-name="T14">then c</text:span>lick outside the box to close it.</text:p>
        </text:list-item>
      </text:list>
      <text:p text:style-name="Text_20_body">Now the cell to which you added the comment has a colored dot in the upper right-hand corner, as shown in <text:span text:style-name="T20">Figure</text:span> <text:sequence-ref text:reference-format="value" text:ref-name="refFigure7">8</text:sequence-ref>. It does not have a colored border, unless the cell was also changed.</text:p>
      <text:p text:style-name="Figure"><draw:frame draw:style-name="fr3" draw:name="Frame11" text:anchor-type="as-char" svg:width="4.3563in" draw:z-index="5"><draw:text-box fo:min-height="0.9555in"><text:p text:style-name="Caption"><draw:frame draw:style-name="fr10" draw:name="graphics19" text:anchor-type="paragraph" svg:x="0in" svg:y="0in" svg:width="4.2807in" svg:height="0.748in" draw:z-index="6"><draw:image xlink:href="Pictures/1000000000000148000000395391C2F00A1139C7.png" xlink:type="simple" xlink:show="embed" xlink:actuate="onLoad" loext:mime-type="image/png"/></draw:frame>Figure <text:sequence text:ref-name="refFigure7" text:name="Figure" text:formula="ooow:Figure+1" style:num-format="1">8</text:sequence>: Colored dot in cell containing a comment</text:p></draw:text-box></draw:frame></text:p>
      <text:list xml:id="list112805024136292" text:continue-list="list112803698031821" text:style-name="Heading_20_Tip">
        <text:list-item>
          <text:p text:style-name="Heading_20_Tip">Tip</text:p>
        </text:list-item>
      </text:list>
      <text:p text:style-name="Text_20_Note">You can change the colors Calc uses for notes by selecting <text:span text:style-name="Strong_20_Emphasis">Tools &gt; Options &gt; </text:span><text:span text:style-name="Strong_20_Emphasis"><text:span text:style-name="T4">LibreOffice &gt; </text:span></text:span><text:span text:style-name="Strong_20_Emphasis">App</text:span><text:span text:style-name="Strong_20_Emphasis"><text:span text:style-name="T27">lication Colors</text:span></text:span>.</text:p>
      <text:p text:style-name="Text_20_body">To view the comment you just added, hover the mouse pointer over the cell that has a comment; the comment appears, as shown below.</text:p>
      <text:p text:style-name="Figure"><draw:frame draw:style-name="fr1" draw:name="Frame8" text:anchor-type="as-char" svg:width="4.7453in" draw:z-index="7"><draw:text-box fo:min-height="1.3689in"><text:p text:style-name="Caption"><draw:frame draw:style-name="fr9" draw:name="Image9" text:anchor-type="paragraph" svg:x="0.0209in" svg:y="0in" svg:width="4.7244in" svg:height="1.1835in" draw:z-index="23"><draw:image xlink:href="Pictures/10000201000002EF000000DDD49B2075F0275991.png" xlink:type="simple" xlink:show="embed" xlink:actuate="onLoad" loext:mime-type="image/png"/></draw:frame>Figure <text:sequence text:ref-name="refFigure8" text:name="Figure" text:formula="ooow:Figure+1" style:num-format="1">9</text:sequence>: Viewing a comment</text:p></draw:text-box></draw:frame></text:p>
      <text:h text:style-name="Heading_20_2" text:outline-level="2"><text:bookmark-start text:name="__RefHeading__28653_763963811"/><text:alphabetical-index-mark text:string-value="úprava" text:key1="comments"/>Editing <text:span text:style-name="T52">general </text:span>comments<text:bookmark-end text:name="__RefHeading__28653_763963811"/></text:h>
      <text:p text:style-name="Text_20_body">You can edit and format the text of a <text:span text:style-name="T52">general </text:span>comment, just as you do for any other text.</text:p>
      <text:list xml:id="list112805609954569" text:continue-list="list112804114268797"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Select the comment, then double-click on it. The cursor changes to the usual text-entry cursor, and the Formatting toolbar changes to show text attributes.</text:p>
        </text:list-item>
        <text:list-item>
          <text:p text:style-name="Numbering_20_1">When done <text:span text:style-name="T53">editing</text:span>, click outside the comment to deselect it. To hide the comment again, right-click on the cell and select <text:span text:style-name="Strong_20_Emphasis"><text:span text:style-name="T52">Hide</text:span></text:span><text:span text:style-name="Strong_20_Emphasis"> Comment</text:span> on the <text:span text:style-name="T7">context</text:span> menu.</text:p>
        </text:list-item>
      </text:list>
      <text:h text:style-name="Heading_20_2" text:outline-level="2"><text:bookmark-start text:name="__RefHeading__28655_763963811"/><text:soft-page-break/><text:alphabetical-index-mark text:string-value="formatting" text:key1="comments"/>Formatting <text:span text:style-name="T52">general </text:span>comments<text:bookmark-end text:name="__RefHeading__28655_763963811"/></text:h>
      <text:p text:style-name="Text_20_body">You can change the background color, border style, transparency, and other attributes of a comment.</text:p>
      <text:list xml:id="list112803706274980" text:continue-list="list112805609954569"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Click on the comment itself. The Formatting toolbar changes to show many of the comment formatting options. These are the same as the options for formatting graphics; see Chapter 5, Using Graphics in Calc, for more information.</text:p>
        </text:list-item>
      </text:list>
      <text:p text:style-name="LOList_20_1_5f_TextBody">You can also right-click on the comment to see a menu of choices, some of which lead to dialogs in which you can fine-tune the formatting; these dialogs are also discussed in Chapter 5.</text:p>
      <text:list xml:id="list112803692018104" text:continue-numbering="true" text:style-name="Numbering_20_1">
        <text:list-item>
          <text:p text:style-name="Numbering_20_1">When done, click outside the comment to deselect it. To hide the comment again, right-click on the cell and <text:span text:style-name="T53">choose </text:span><text:span text:style-name="Strong_20_Emphasis"><text:span text:style-name="T53">Hide</text:span></text:span><text:span text:style-name="Strong_20_Emphasis"> Comment</text:span> on the <text:span text:style-name="T7">context</text:span> menu.</text:p>
        </text:list-item>
      </text:list>
      <text:h text:style-name="Heading_20_2" text:outline-level="2"><text:bookmark-start text:name="__RefHeading__28657_763963811"/><text:alphabetical-index-mark text:string-value="finding" text:key1="comments"/>Finding <text:span text:style-name="T54">general </text:span>comments<text:bookmark-end text:name="__RefHeading__28657_763963811"/></text:h>
      <text:p text:style-name="P14">The small comment markers in the corners of cells can be difficult to see, so Calc provides <text:span text:style-name="T55">two </text:span>other way<text:span text:style-name="T55">s</text:span> to find them: <text:span text:style-name="T55">by showing all comments and </text:span>by using the Navigator. <text:span text:style-name="T55">To show all general comments, choose </text:span><text:span text:style-name="Strong_20_Emphasis"><text:span text:style-name="T55">View &gt; Comments</text:span></text:span><text:span text:style-name="T55"> from the Menu bar. To hide all comments, choose </text:span><text:span text:style-name="Strong_20_Emphasis"><text:span text:style-name="T55">View Comments</text:span></text:span><text:span text:style-name="T55"> again.</text:span></text:p>
      <text:p text:style-name="P14">If any <text:span text:style-name="T54">general </text:span>comments are in the spreadsheet, the Navigator shows a mark (usually a + or an arrow) next to the word Comments. Click on this mark to display a list of comments. Double-click on <text:span text:style-name="T22">a</text:span> comment <text:span text:style-name="T56">in the list </text:span>to jump directly to the cell it is associated with.</text:p>
      <text:list xml:id="list112805488131200" text:continue-list="list112805072248453" text:style-name="Heading_20_Note">
        <text:list-item>
          <text:p text:style-name="Heading_20_Note">Poznámka</text:p>
        </text:list-item>
      </text:list>
      <text:p text:style-name="P25"><text:span text:style-name="Strong_20_Emphasis"><text:span text:style-name="T56">View &gt; Comments</text:span></text:span><text:span text:style-name="T56"> and the </text:span>Navigator show general comments but not the comments associated with tracked changes.</text:p>
      <text:h text:style-name="Heading_20_2" text:outline-level="2"><text:bookmark-start text:name="__RefHeading__28663_763963811"/><text:alphabetical-index-mark text:string-value="accepting or rejecting" text:key1="changes"/>Accepting or rejecting changes<text:bookmark-end text:name="__RefHeading__28663_763963811"/></text:h>
      <text:p text:style-name="Text_20_Body_20_List_20_Intro">When you receive a document with changes, you can step through each change and decide how to proceed. To begin this process:</text:p>
      <text:list xml:id="list112805560114015" text:continue-list="list112803692018104" text:style-name="Numbering_20_1">
        <text:list-item text:start-value="1">
          <text:p text:style-name="Numbering_20_1">Open the edited document.</text:p>
        </text:list-item>
        <text:list-item>
          <text:p text:style-name="Numbering_20_1">Select <text:span text:style-name="Strong_20_Emphasis">Edit &gt; </text:span><text:span text:style-name="Strong_20_Emphasis"><text:span text:style-name="T41">Track </text:span></text:span><text:span text:style-name="Strong_20_Emphasis">Changes &gt; </text:span><text:span text:style-name="Strong_20_Emphasis"><text:span text:style-name="T41">Manage</text:span></text:span>. The dialog shown in <text:span text:style-name="T28">Figure </text:span><text:sequence-ref text:reference-format="value" text:ref-name="refFigure9">10</text:sequence-ref><text:s/>appears.</text:p>
        </text:list-item>
        <text:list-item>
          <text:p text:style-name="Numbering_20_1"><text:span text:style-name="T15">You can</text:span> step through the changes one at a time, choos<text:span text:style-name="T15">ing</text:span> to accept or reject each change as you go through. <text:span text:style-name="T15">You can also accept or reject all changes at one time.</text:span></text:p>
        </text:list-item>
      </text:list>
      <text:p text:style-name="P16">The Comment column by default contains an explanation of the change that was made. If the reviewer added a comment to the change, it is displayed, followed by the description of the change.</text:p>
      <text:p text:style-name="P16"><text:span text:style-name="T16">If a change has been superseded by a later change (by either the same</text:span> person <text:span text:style-name="T16">or another person)</text:span>, the changes are hierarchically arranged with a<text:span text:style-name="T59">n expansion</text:span> s<text:span text:style-name="T59">ymbol</text:span> for opening up the hierarchy.</text:p>
      <text:p text:style-name="P15">Below the list of changes to be accepted or rejected are shown any changes that have previously been dealt with.</text:p>
      <text:p text:style-name="P16">On the <text:span text:style-name="Emphasis">Filter</text:span> tab of this dialog (<text:span text:style-name="T28">Figure </text:span><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text:p>
      <text:p text:style-name="P28"><text:soft-page-break/><draw:frame draw:style-name="fr3" draw:name="Frame12" text:anchor-type="as-char" svg:width="6.6154in" draw:z-index="8"><draw:text-box fo:min-height="3.6626in"><text:p text:style-name="Caption"><draw:frame draw:style-name="fr6" draw:name="Image10" text:anchor-type="paragraph" svg:width="6.6154in" svg:height="3.4063in" draw:z-index="24"><draw:image xlink:href="Pictures/1000020100000366000001C0ECF76F384AFF907E.png" xlink:type="simple" xlink:show="embed" xlink:actuate="onLoad" loext:mime-type="image/png"/></draw:frame>Figure <text:sequence text:ref-name="refFigure9" text:name="Figure" text:formula="ooow:Figure+1" style:num-format="1">10</text:sequence>: Accept or Reject changes dialog</text:p></draw:text-box></draw:frame></text:p>
      <text:p text:style-name="Figure"><draw:frame draw:style-name="fr3" draw:name="Frame15" text:anchor-type="as-char" svg:width="5.0866in" draw:z-index="9"><draw:text-box fo:min-height="3.8165in"><text:p text:style-name="Caption"><draw:frame draw:style-name="fr8" draw:name="Image11" text:anchor-type="paragraph" svg:width="3.9366in" svg:height="3.6417in" draw:z-index="25"><draw:image xlink:href="Pictures/10000201000001E2000001C228B56EB74F18EE8E.png" xlink:type="simple" xlink:show="embed" xlink:actuate="onLoad" loext:mime-type="image/png"/></draw:frame>Figure <text:sequence text:ref-name="refFigure10" text:name="Figure" text:formula="ooow:Figure+1" style:num-format="1">11</text:sequence>: Filte<text:span text:style-name="T16">rs set here affect the list of</text:span> changes shown on the List tab</text:p></draw:text-box></draw:frame></text:p>
      <text:h text:style-name="Heading_20_1" text:outline-level="1"><text:bookmark-start text:name="__RefHeading__28665_763963811"/><text:alphabetical-index-mark text:string-value="merging" text:key1="documents"/><text:alphabetical-index-mark text:string-value="merging" text:key1="sešity"/>Merging<text:alphabetical-index-mark text:string-value="merging documents"/> documents<text:bookmark-end text:name="__RefHeading__28665_763963811"/></text:h>
      <text:p text:style-name="Text_20_body">The processes discussed to this point are effective when you have one reviewer at a time. Sometimes, however, multiple reviewers all return edited versions of a document at the same time. In this case, it may be <text:span text:style-name="T45">fast</text:span>er to review all of the changes at once, rather than one review at a time. For this purpose, you can merge documents in Calc.</text:p>
      <text:p text:style-name="Text_20_Body_20_List_20_Intro">To merge documents, all of the edited documents need to have recorded changes in them.</text:p>
      <text:list xml:id="list112803685583918" text:continue-list="list112805560114015" text:style-name="Numbering_20_1">
        <text:list-item text:start-value="1">
          <text:p text:style-name="Numbering_20_1">Open the original document.</text:p>
        </text:list-item>
        <text:list-item>
          <text:p text:style-name="Numbering_20_1">Select <text:span text:style-name="Strong_20_Emphasis">Edit &gt; </text:span><text:span text:style-name="Strong_20_Emphasis"><text:span text:style-name="T42">Track </text:span></text:span><text:span text:style-name="Strong_20_Emphasis">Changes &gt; Merge Document</text:span>.</text:p>
        </text:list-item>
        <text:list-item>
          <text:p text:style-name="Numbering_20_1"><text:soft-page-break/>A file selection dialog opens. Select a file you want to merge and click <text:span text:style-name="Strong_20_Emphasis">OK</text:span>.</text:p>
        </text:list-item>
        <text:list-item>
          <text:p text:style-name="Numbering_20_1">After the documents merge, the <text:span text:style-name="T58">Manage</text:span> Changes dialog opens, showing changes by more than one reviewer. If you want to merge more documents, close the dialog and then repeat steps 2 and 3.</text:p>
        </text:list-item>
      </text:list>
      <text:p text:style-name="Text_20_body">Now all of the changes are combined into one document and you can accept or reject the changes. Changes from different authors appear in <text:span text:style-name="T17">cells outlined in </text:span>different colors. </text:p>
      <text:h text:style-name="Heading_20_1" text:outline-level="1"><text:bookmark-start text:name="__RefHeading__30094512"/><text:alphabetical-index-mark text:string-value="comparing" text:key1="documents"/><text:alphabetical-index-mark text:string-value="comparing documents"/><text:alphabetical-index-mark text:string-value="comparing" text:key1="sešity"/>Comparing documents<text:bookmark-end text:name="__RefHeading__30094512"/></text:h>
      <text:p text:style-name="Text_20_body">Sometimes reviewers may <text:span text:style-name="T43">no</text:span>t record the changes they make. Calc can find the changes by comparing documents.</text:p>
      <text:p text:style-name="Text_20_Body_20_List_20_Intro">In order to compare documents you need to have the original document and the one that is edited. To compare them:</text:p>
      <text:list xml:id="list112804317743053" text:continue-list="list112803685583918"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ext:span><text:span text:style-name="Strong_20_Emphasis"><text:span text:style-name="T42">Track Changes &gt; </text:span></text:span><text:span text:style-name="Strong_20_Emphasis">Compare Document</text:span>.</text:p>
        </text:list-item>
        <text:list-item>
          <text:p text:style-name="P55">An open document dialog appears. Select the original document and click <text:span text:style-name="Strong_20_Emphasis"><text:span text:style-name="T59">Open</text:span></text:span>.</text:p>
        </text:list-item>
      </text:list>
      <text:p text:style-name="Text_20_Body_20_List_20_Intro">Calc finds and marks the changes as follows:</text:p>
      <text:list xml:id="list112803701375399" text:continue-list="list112804203538793" text:style-name="List_20_1">
        <text:list-item>
          <text:p text:style-name="List_20_1">All data that occurs in the edited document but not in the original is identified as inserted.</text:p>
        </text:list-item>
        <text:list-item>
          <text:p text:style-name="List_20_1">All data in <text:span text:style-name="T42">the</text:span> original document <text:span text:style-name="T42">tha</text:span>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text:span text:style-name="T59">described earlier</text:span>.</text:p>
      <text:h text:style-name="Heading_20_1" text:outline-level="1"><text:bookmark-start text:name="__RefHeading__30111812"/><text:alphabetical-index-mark text:string-value="ukládání" text:key1="versions"/>Saving versions<text:bookmark-end text:name="__RefHeading__30111812"/></text:h>
      <text:p text:style-name="Text_20_body"><text:span text:style-name="T43">For auditing and other purposes, you may need to </text:span>save new versions of a <text:span text:style-name="T43">spreadsheet</text:span>. You can do this by saving a copy of the <text:span text:style-name="T43">spreadsheet</text:span> (under a different name) after each revision, or by using <text:span text:style-name="T4">Calc’s</text:span> version feature.</text:p>
      <text:list xml:id="list112804812653022" text:continue-list="list1557941152" text:style-name="Heading_20_Caution">
        <text:list-item>
          <text:p text:style-name="Heading_20_Caution">Upozornění</text:p>
        </text:list-item>
      </text:list>
      <text:p text:style-name="Text_20_Note">If you do a <text:span text:style-name="Strong_20_Emphasis">Save As...</text:span> of a document with different versions stored in it, the old versions are not saved in the new file.</text:p>
      <text:p text:style-name="Text_20_body">To use version management in Calc:</text:p>
      <text:list xml:id="list112805655026597" text:continue-list="list112804317743053" text:style-name="Numbering_20_1">
        <text:list-item text:start-value="1">
          <text:p text:style-name="Numbering_20_1">Choose <text:span text:style-name="Strong_20_Emphasis">File &gt; Versions</text:span> <text:span text:style-name="T43">from the Menu bar. </text:span>The Versions dialog <text:span text:style-name="T43">(Figure </text:span><text:span text:style-name="T43"><text:sequence-ref text:reference-format="value" text:ref-name="refFigure11">12</text:sequence-ref></text:span><text:span text:style-name="T43">) </text:span>opens, <text:span text:style-name="T43">showing a list of the existing versions saved in this file</text:span>.</text:p>
        </text:list-item>
      </text:list>
      <text:p text:style-name="Figure"><draw:frame draw:style-name="fr1" draw:name="Frame14" text:anchor-type="as-char" svg:width="6.6945in" draw:z-index="10"><draw:text-box fo:min-height="1.9972in"><text:p text:style-name="Caption"><draw:frame draw:style-name="fr7" draw:name="Image12" text:anchor-type="paragraph" svg:width="6.6417in" svg:height="1.7591in" draw:z-index="26"><draw:image xlink:href="Pictures/10000201000002F3000001BABB06698EBF3C17A1.png" xlink:type="simple" xlink:show="embed" xlink:actuate="onLoad" loext:mime-type="image/png"/></draw:frame>Figure <text:sequence text:ref-name="refFigure11" text:name="Figure" text:formula="ooow:Figure+1" style:num-format="1">12</text:sequence>: Version management dialog</text:p></draw:text-box></draw:frame></text:p>
      <text:list xml:id="list112805159207653" text:continue-numbering="true" text:style-name="Numbering_20_1">
        <text:list-item>
          <text:p text:style-name="Numbering_20_1"><text:soft-page-break/>Click the <text:span text:style-name="Strong_20_Emphasis">Save New Version</text:span> button to save a new version. A dialog <text:span text:style-name="T43">(Figure </text:span><text:span text:style-name="T43"><text:sequence-ref text:reference-format="value" text:ref-name="refFigure12">13</text:sequence-ref></text:span><text:span text:style-name="T43">) </text:span>opens where you can enter comments about this version.</text:p>
        </text:list-item>
      </text:list>
      <text:p text:style-name="Figure"><draw:frame draw:style-name="fr2" draw:name="Frame17" text:anchor-type="as-char" svg:width="3.161in" draw:z-index="11"><draw:text-box fo:min-height="2.2945in"><text:p text:style-name="Caption"><draw:frame draw:style-name="fr6" draw:name="Image13" text:anchor-type="paragraph" svg:width="3.1193in" svg:height="2.0736in" draw:z-index="27"><draw:image xlink:href="Pictures/1000020100000154000000E2505772474ED24047.png" xlink:type="simple" xlink:show="embed" xlink:actuate="onLoad" loext:mime-type="image/png"/></draw:frame>Figure <text:sequence text:ref-name="refFigure12" text:name="Figure" text:formula="ooow:Figure+1" style:num-format="1">13</text:sequence>: <text:span text:style-name="T59">Insert </text:span>Version <text:span text:style-name="T59">C</text:span>omment dialog</text:p></draw:text-box></draw:frame></text:p>
      <text:list xml:id="list112803795045222" text:continue-numbering="true" text:style-name="Numbering_20_1">
        <text:list-item>
          <text:p text:style-name="Numbering_20_1">After you enter your comment and click <text:span text:style-name="Strong_20_Emphasis">OK</text:span>, the new version is included in the version list <text:span text:style-name="T43">(Figure </text:span><text:span text:style-name="T43"><text:sequence-ref text:reference-format="value" text:ref-name="refFigure13">14</text:sequence-ref></text:span><text:span text:style-name="T43">)</text:span>.</text:p>
        </text:list-item>
      </text:list>
      <text:p text:style-name="Figure"><draw:frame draw:style-name="fr1" draw:name="Frame10" text:anchor-type="as-char" svg:width="6.6945in" draw:z-index="12"><draw:text-box fo:min-height="2.6417in"><text:p text:style-name="Caption"><draw:frame draw:style-name="fr5" draw:name="Image14" text:anchor-type="paragraph" svg:width="6.5902in" svg:height="3.9083in" draw:z-index="28"><draw:image xlink:href="Pictures/10000201000002F5000001BA03DAF8531BCD2FE2.png" xlink:type="simple" xlink:show="embed" xlink:actuate="onLoad" loext:mime-type="image/png"/></draw:frame>Figure <text:sequence text:ref-name="refFigure13" text:name="Figure" text:formula="ooow:Figure+1" style:num-format="1">14</text:sequence>: Updated version list</text:p></draw:text-box></draw:frame></text:p>
      <text:list xml:id="list112803869074236" text:continue-numbering="true" text:style-name="Numbering_20_1">
        <text:list-item>
          <text:p text:style-name="Numbering_20_1"><text:span text:style-name="T43">S</text:span>ave the file. <text:span text:style-name="T43">B</text:span>oth versions are <text:span text:style-name="T43">now includ</text:span>ed in the same file.</text:p>
        </text:list-item>
      </text:list>
      <text:p text:style-name="P33">From this point you can:</text:p>
      <text:list xml:id="list112804411707276" text:continue-list="list112803701375399" text:style-name="List_20_1">
        <text:list-item>
          <text:p text:style-name="List_20_1"><text:span text:style-name="T44">View</text:span>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text:span text:style-name="T59">Manage</text:span> Changes dialog opens, showing all of the changes through the different versions.</text:p>
        </text:list-item>
        <text:list-item>
          <text:p text:style-name="List_20_1">Review the <text:span text:style-name="T59">version </text:span>comments – Select a version and click <text:span text:style-name="Strong_20_Emphasis">Show</text:span> to display the full comments made by yourself or other reviewers.</text:p>
        </text:list-item>
        <text:list-item>
          <text:p text:style-name="P54">Delete a version – Select a version and click <text:span text:style-name="Strong_20_Emphasis">Delete</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in" fo:margin-right="0in" fo:text-indent="0in" style:auto-text-indent="false" fo:background-color="transparent" fo:padding="0in" fo:border="non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99pt solid #000080"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aving versions</text:chapter> | <text:page-number text:select-page="current">13</text:page-number></text:p>
      </style:footer>
      <style:footer-left>
        <text:p text:style-name="Footer"><text:page-number text:select-page="current">12</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1 Reviewing and Sharing Spreadsheets</text:title><text:s/>| <text:page-number text:select-page="current">3</text:page-number></text:p>
      </style:footer>
      <style:footer-left>
        <text:p text:style-name="Footer"><text:page-number text:select-page="current">0</text:page-number>| <text:title>Chapter 11 Reviewing and Sharing Spreadsheet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11 Reviewing and Sharing Spreadsheets</dc:title>
    <meta:document-statistic meta:table-count="3" meta:image-count="15" meta:object-count="0" meta:page-count="13" meta:paragraph-count="235" meta:word-count="3150" meta:character-count="18117" meta:non-whitespace-character-count="15200"/>
    <meta:user-defined meta:name="Guide Name">Calc Guide</meta:user-defined>
    <meta:user-defined meta:name="LibreOffive Version" meta:value-type="float">6.2</meta:user-defined>
  </office:meta>
</office:document-meta>
</file>